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CacheTestUtils.assertContextCacheStatistics( ContextCache contextCache , String usageScenario , int expectedSize , int expectedHitCount , int expectedMiss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CacheTestUtils.assertContextCacheStatistics( String usageScenario , int expectedSize , int expectedHitCount , int expectedMiss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CacheTestUtils.resetContex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